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M_Cocoon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HolderJavaObject.getI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M_Reques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makeWebContinuation( Continuation k , FOM_WebContinuation parent , int timeToLiv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OM_Cocoon.popCall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M_Cocoon.jsFunction_setupObject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M_Session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setParameters( Scripta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Context.getRequ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llContext.setLastContinuation( FOM_WebContinuation fw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M_Contex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HolderJavaObject.AttributeHolderJavaObject( Scriptable scope , Object object ,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M_Cocoon.jsFunction_createPage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getAval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jsGet_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HolderJavaObject.getProperties( Class clazz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OM_Cocoon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jsGet_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Context.getRespon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M_Cocoon.jsFunction_disposeObject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unwrap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M_Cocoon.jsFunction_processPipelineTo( String uri , Object map , Object output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M_Cocoon.jsGet_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jsFunction_redirectTo( String uri , boolean isGlob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M_Cocoon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quest.FOM_Request( Scriptable scope , 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M_Cocoon.jsFunction_createObject( Object class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M_Cocoon.jsFunction_makeWebContinuation( Object k , Object tt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M_Reques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get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jsSet_continuation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M_Cocoon.pushCallContext( FOM_JavaScriptInterpreter interp , Redirector redirector , Context avalonContext , WebContinuation lastContinu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M_Cocoon.jsGet_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llContext.setParameters( Scriptable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getInterpr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findValidParent( final FOM_WebContinuation w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OM_Cocoon.jsFunction_sendStatus( int 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Context.CallContext( CallContext caller , FOM_JavaScriptInterpreter interp , Redirector redirector , WebApplicationContext waContext , Context avalonContext , WebContinuation lastContinu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OM_Cocoon.handleContinuation( String kontId , Scriptable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OM_Cocoon.jsFunction_load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llContext.getObjec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jsFunction_getComponen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llContext.getLo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M_Cocoon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getInterpret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jsGet_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forwardTo( String uri , Object bean , FOM_WebContinuation fom_w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M_Cocoon.jsGet_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Context.getSes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M_Session.FOM_Session( Scriptable scope , Ht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HolderJavaObject.get( String name , Scriptable star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OM_Cocoon.jsGet_continu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ntex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getObjec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HolderJavaObject.has( String name , Scriptable st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jsFunction_sendPage( String uri , Object obj , Object w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llContext.getLastContinu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Context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ntext.FOM_Context( Scriptable scope , org . apache . cocoon . environment .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llContext.get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M_Session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jsGet_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init( Scriptable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M_Cocoon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jsGet_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M_Cocoon.jsFunction_releaseComponent( Objec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